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office:font-face-decls>
  <office:automatic-styles>
    <style:style style:name="P1" style:family="paragraph" style:parent-style-name="Text_20_body">
      <style:text-properties officeooo:rsid="12469b5e" officeooo:paragraph-rsid="12454905"/>
    </style:style>
    <style:style style:name="P2" style:family="paragraph" style:parent-style-name="Text_20_body">
      <style:text-properties officeooo:rsid="124c1c26" officeooo:paragraph-rsid="124c1c26"/>
    </style:style>
    <style:style style:name="P3" style:family="paragraph" style:parent-style-name="Text_20_body">
      <style:text-properties officeooo:rsid="124ddf83" officeooo:paragraph-rsid="124ddf83"/>
    </style:style>
    <style:style style:name="P4" style:family="paragraph" style:parent-style-name="Text_20_body">
      <style:text-properties officeooo:paragraph-rsid="124ddf83"/>
    </style:style>
    <style:style style:name="P5" style:family="paragraph" style:parent-style-name="Text_20_body">
      <style:text-properties officeooo:rsid="1252c89d" officeooo:paragraph-rsid="1252c89d"/>
    </style:style>
    <style:style style:name="P6" style:family="paragraph" style:parent-style-name="Text_20_body">
      <style:text-properties officeooo:rsid="12535f86" officeooo:paragraph-rsid="12535f86"/>
    </style:style>
    <style:style style:name="P7" style:family="paragraph" style:parent-style-name="Text_20_body">
      <style:text-properties officeooo:rsid="12548f7e" officeooo:paragraph-rsid="12548f7e"/>
    </style:style>
    <style:style style:name="P8" style:family="paragraph" style:parent-style-name="Text_20_body">
      <style:text-properties officeooo:rsid="1255b6e5" officeooo:paragraph-rsid="1255b6e5"/>
    </style:style>
    <style:style style:name="P9" style:family="paragraph" style:parent-style-name="Text_20_body">
      <style:text-properties officeooo:rsid="12571d2c" officeooo:paragraph-rsid="12571d2c"/>
    </style:style>
    <style:style style:name="P10" style:family="paragraph" style:parent-style-name="Text_20_body">
      <style:paragraph-properties fo:margin-left="0in" fo:margin-right="0in" fo:text-indent="0in" style:auto-text-indent="false" fo:padding="0.0193in" fo:border="0.06pt solid #e3e3e3"/>
    </style:style>
    <style:style style:name="P11" style:family="paragraph" style:parent-style-name="Text_20_body">
      <style:text-properties officeooo:rsid="12591adb" officeooo:paragraph-rsid="12591adb"/>
    </style:style>
    <style:style style:name="P12" style:family="paragraph" style:parent-style-name="Heading_20_2">
      <style:text-properties officeooo:rsid="122e3e7a" officeooo:paragraph-rsid="122d5823"/>
    </style:style>
    <style:style style:name="P13" style:family="paragraph" style:parent-style-name="Heading_20_2">
      <style:text-properties officeooo:paragraph-rsid="125bdb60"/>
    </style:style>
    <style:style style:name="P14" style:family="paragraph" style:parent-style-name="Heading_20_2">
      <style:text-properties officeooo:rsid="1265e251" officeooo:paragraph-rsid="1265e251"/>
    </style:style>
    <style:style style:name="P15" style:family="paragraph" style:parent-style-name="Standard" style:list-style-name="L7">
      <style:text-properties officeooo:rsid="000c7bd2" officeooo:paragraph-rsid="125e67b2"/>
    </style:style>
    <style:style style:name="P16" style:family="paragraph" style:parent-style-name="Standard" style:list-style-name="L7">
      <style:paragraph-properties fo:margin-left="0.4925in" fo:text-indent="-0.25in" style:auto-text-indent="false"/>
      <style:text-properties officeooo:rsid="000c7bd2" officeooo:paragraph-rsid="125e67b2"/>
    </style:style>
    <style:style style:name="P17" style:family="paragraph" style:parent-style-name="Standard">
      <style:text-properties officeooo:rsid="000c7bd2" officeooo:paragraph-rsid="125e67b2"/>
    </style:style>
    <style:style style:name="P18" style:family="paragraph" style:parent-style-name="Standard">
      <style:paragraph-properties fo:margin-left="0.4925in" fo:text-indent="0in" style:auto-text-indent="false"/>
      <style:text-properties officeooo:rsid="000c7bd2" officeooo:paragraph-rsid="125e67b2"/>
    </style:style>
    <style:style style:name="P19" style:family="paragraph" style:parent-style-name="Standard" style:list-style-name="L3">
      <style:text-properties officeooo:paragraph-rsid="125e67b2"/>
    </style:style>
    <style:style style:name="P20" style:family="paragraph" style:parent-style-name="Standard" style:list-style-name="L8">
      <style:text-properties officeooo:rsid="000e8df6" officeooo:paragraph-rsid="125e67b2"/>
    </style:style>
    <style:style style:name="P21" style:family="paragraph" style:parent-style-name="Standard">
      <style:text-properties officeooo:rsid="000e8df6" officeooo:paragraph-rsid="125e67b2"/>
    </style:style>
    <style:style style:name="P22" style:family="paragraph" style:parent-style-name="Standard" style:list-style-name="L7">
      <style:paragraph-properties fo:margin-left="0.4925in" fo:text-indent="-0.25in" style:auto-text-indent="false"/>
      <style:text-properties officeooo:rsid="000d586c" officeooo:paragraph-rsid="125e67b2"/>
    </style:style>
    <style:style style:name="P23" style:family="paragraph" style:parent-style-name="Standard" style:list-style-name="L7">
      <style:paragraph-properties fo:margin-left="0.9846in" fo:text-indent="-0.25in" style:auto-text-indent="false"/>
      <style:text-properties officeooo:rsid="000d586c" officeooo:paragraph-rsid="125e67b2"/>
    </style:style>
    <style:style style:name="P24" style:family="paragraph" style:parent-style-name="Standard">
      <style:text-properties officeooo:rsid="0007c2f2" officeooo:paragraph-rsid="125e67b2"/>
    </style:style>
    <style:style style:name="P25" style:family="paragraph" style:parent-style-name="Standard" style:list-style-name="L8">
      <style:text-properties officeooo:paragraph-rsid="125e67b2"/>
    </style:style>
    <style:style style:name="P26" style:family="paragraph" style:parent-style-name="Standard">
      <style:text-properties officeooo:paragraph-rsid="125e67b2"/>
    </style:style>
    <style:style style:name="P27" style:family="paragraph" style:parent-style-name="Standard">
      <style:text-properties officeooo:rsid="1266b382" officeooo:paragraph-rsid="1266b382"/>
    </style:style>
    <style:style style:name="P28" style:family="paragraph" style:parent-style-name="Text_20_body">
      <style:text-properties officeooo:rsid="12535f86" officeooo:paragraph-rsid="12535f86" loext:padding="0in" loext:border="none"/>
    </style:style>
    <style:style style:name="P29" style:family="paragraph" style:parent-style-name="Text_20_body" style:list-style-name="L1">
      <style:text-properties officeooo:paragraph-rsid="12591adb"/>
    </style:style>
    <style:style style:name="P30" style:family="paragraph" style:parent-style-name="Text_20_body" style:list-style-name="L2">
      <style:paragraph-properties fo:margin-left="0in" fo:margin-right="0in" fo:text-indent="0in" style:auto-text-indent="false" fo:padding="0.0193in" fo:border="0.06pt solid #e3e3e3"/>
    </style:style>
    <style:style style:name="P31" style:family="paragraph" style:parent-style-name="Text_20_body">
      <style:paragraph-properties fo:margin-left="0in" fo:margin-right="0in" fo:text-indent="0in" style:auto-text-indent="false" fo:padding="0.0193in" fo:border="0.06pt solid #e3e3e3"/>
    </style:style>
    <style:style style:name="P32" style:family="paragraph" style:parent-style-name="Text_20_body">
      <style:text-properties officeooo:rsid="0007c2f2" officeooo:paragraph-rsid="125e67b2" loext:padding="0.0193in" loext:border="0.06pt solid #e3e3e3"/>
    </style:style>
    <style:style style:name="P33" style:family="paragraph" style:parent-style-name="Text_20_body">
      <style:paragraph-properties fo:margin-left="0in" fo:margin-right="0in" fo:text-indent="0in" style:auto-text-indent="false" fo:padding="0.0193in" fo:border="0.06pt solid #e3e3e3"/>
      <style:text-properties officeooo:paragraph-rsid="125e67b2" loext:padding="0.0193in" loext:border="0.06pt solid #e3e3e3"/>
    </style:style>
    <style:style style:name="P34" style:family="paragraph" style:parent-style-name="Text_20_body" style:list-style-name="L9">
      <style:paragraph-properties fo:margin-left="0in" fo:margin-right="0in" fo:text-indent="0in" style:auto-text-indent="false" fo:padding="0.0193in" fo:border="0.06pt solid #e3e3e3"/>
      <style:text-properties officeooo:paragraph-rsid="125e67b2"/>
    </style:style>
    <style:style style:name="P35" style:family="paragraph" style:parent-style-name="Text_20_body">
      <style:paragraph-properties fo:margin-left="0in" fo:margin-right="0in" fo:margin-top="0in" fo:margin-bottom="0in" style:contextual-spacing="false" fo:text-indent="0in" style:auto-text-indent="false"/>
      <style:text-properties fo:font-weight="normal" officeooo:rsid="12613a8f" officeooo:paragraph-rsid="12613a8f" style:font-weight-asian="normal" style:font-weight-complex="normal"/>
    </style:style>
    <style:style style:name="P36" style:family="paragraph" style:parent-style-name="Text_20_body">
      <style:paragraph-properties fo:margin-left="0in" fo:margin-right="0in" fo:margin-top="0in" fo:margin-bottom="0in" style:contextual-spacing="false" fo:text-indent="0in" style:auto-text-indent="false"/>
      <style:text-properties fo:font-weight="normal" officeooo:rsid="12613a8f" officeooo:paragraph-rsid="12642a56" style:font-weight-asian="normal" style:font-weight-complex="normal"/>
    </style:style>
    <style:style style:name="P37" style:family="paragraph" style:parent-style-name="Text_20_body" style:list-style-name="L10">
      <style:paragraph-properties fo:text-align="start" style:justify-single-word="false"/>
      <style:text-properties officeooo:rsid="1265e251" officeooo:paragraph-rsid="1265e251"/>
    </style:style>
    <style:style style:name="P38" style:family="paragraph" style:parent-style-name="Text_20_body" style:list-style-name="L10">
      <style:paragraph-properties fo:text-align="start" style:justify-single-word="false"/>
      <style:text-properties officeooo:rsid="1266b382" officeooo:paragraph-rsid="1266b382"/>
    </style:style>
    <style:style style:name="P39" style:family="paragraph" style:parent-style-name="Text_20_body" style:list-style-name="L11">
      <style:text-properties officeooo:rsid="01888982" officeooo:paragraph-rsid="1266b382"/>
    </style:style>
    <style:style style:name="P40" style:family="paragraph" style:parent-style-name="Text_20_body" style:list-style-name="L11">
      <style:text-properties officeooo:rsid="018a7ca1" officeooo:paragraph-rsid="1266b382"/>
    </style:style>
    <style:style style:name="P41" style:family="paragraph" style:parent-style-name="Text_20_body" style:list-style-name="L11">
      <style:text-properties officeooo:rsid="0190d122" officeooo:paragraph-rsid="1266b382"/>
    </style:style>
    <style:style style:name="P42" style:family="paragraph" style:parent-style-name="Text_20_body" style:list-style-name="L11">
      <style:text-properties officeooo:rsid="019cbb26" officeooo:paragraph-rsid="1266b382"/>
    </style:style>
    <style:style style:name="P43" style:family="paragraph" style:parent-style-name="Text_20_body" style:list-style-name="L11">
      <style:text-properties officeooo:rsid="0192e26e" officeooo:paragraph-rsid="1266b382"/>
    </style:style>
    <style:style style:name="P44" style:family="paragraph" style:parent-style-name="Text_20_body" style:list-style-name="L11">
      <style:text-properties officeooo:rsid="019631f5" officeooo:paragraph-rsid="1266b382"/>
    </style:style>
    <style:style style:name="P45" style:family="paragraph" style:parent-style-name="Text_20_body" style:list-style-name="L11">
      <style:text-properties officeooo:rsid="0194adbe" officeooo:paragraph-rsid="1266b382"/>
    </style:style>
    <style:style style:name="P46" style:family="paragraph" style:parent-style-name="Text_20_body" style:list-style-name="L11">
      <style:text-properties officeooo:rsid="0195341a" officeooo:paragraph-rsid="1266b382"/>
    </style:style>
    <style:style style:name="P47" style:family="paragraph" style:parent-style-name="Text_20_body" style:list-style-name="L11">
      <style:text-properties officeooo:rsid="0180d2ee" officeooo:paragraph-rsid="1266b382"/>
    </style:style>
    <style:style style:name="P48" style:family="paragraph" style:parent-style-name="Text_20_body" style:list-style-name="L11">
      <style:text-properties officeooo:rsid="0183c938" officeooo:paragraph-rsid="1266b382"/>
    </style:style>
    <style:style style:name="P49" style:family="paragraph" style:parent-style-name="Text_20_body" style:list-style-name="L11">
      <style:text-properties officeooo:rsid="01855c0d" officeooo:paragraph-rsid="1266b382"/>
    </style:style>
    <style:style style:name="T1" style:family="text">
      <style:text-properties officeooo:rsid="124ddf83"/>
    </style:style>
    <style:style style:name="T2" style:family="text">
      <style:text-properties officeooo:rsid="124e530c"/>
    </style:style>
    <style:style style:name="T3" style:family="text">
      <style:text-properties fo:font-weight="bold" style:font-weight-asian="bold" style:font-weight-complex="bold"/>
    </style:style>
    <style:style style:name="T4" style:family="text">
      <style:text-properties fo:font-weight="bold" officeooo:rsid="018749c8" style:font-weight-asian="bold" style:font-weight-complex="bold"/>
    </style:style>
    <style:style style:name="T5" style:family="text">
      <style:text-properties fo:font-weight="bold" officeooo:rsid="018b404d" style:font-weight-asian="bold" style:font-weight-complex="bold"/>
    </style:style>
    <style:style style:name="T6" style:family="text">
      <style:text-properties fo:font-weight="bold" officeooo:rsid="018f233d" style:font-weight-asian="bold" style:font-weight-complex="bold"/>
    </style:style>
    <style:style style:name="T7" style:family="text">
      <style:text-properties loext:padding="0in" loext:border="none"/>
    </style:style>
    <style:style style:name="T8" style:family="text">
      <style:text-properties officeooo:rsid="12548f7e"/>
    </style:style>
    <style:style style:name="T9" style:family="text">
      <style:text-properties officeooo:rsid="12548f7e" loext:padding="0in" loext:border="none"/>
    </style:style>
    <style:style style:name="T10" style:family="text">
      <style:text-properties fo:font-weight="normal" style:font-weight-asian="normal" style:font-weight-complex="normal"/>
    </style:style>
    <style:style style:name="T11" style:family="text">
      <style:text-properties fo:font-weight="normal" officeooo:rsid="12571d2c" style:font-weight-asian="normal" style:font-weight-complex="normal"/>
    </style:style>
    <style:style style:name="T12" style:family="text">
      <style:text-properties officeooo:rsid="12591adb"/>
    </style:style>
    <style:style style:name="T13" style:family="text">
      <style:text-properties officeooo:rsid="12591adb" loext:padding="0.0193in" loext:border="0.06pt solid #e3e3e3"/>
    </style:style>
    <style:style style:name="T14" style:family="text">
      <style:text-properties loext:padding="0.0193in" loext:border="0.06pt solid #e3e3e3"/>
    </style:style>
    <style:style style:name="T15" style:family="text">
      <style:text-properties officeooo:rsid="125bdb60"/>
    </style:style>
    <style:style style:name="T16" style:family="text">
      <style:text-properties officeooo:rsid="000c7bd2"/>
    </style:style>
    <style:style style:name="T17" style:family="text">
      <style:text-properties officeooo:rsid="000d586c"/>
    </style:style>
    <style:style style:name="T18" style:family="text">
      <style:text-properties officeooo:rsid="000e8df6"/>
    </style:style>
    <style:style style:name="T19" style:family="text">
      <style:text-properties officeooo:rsid="1266b382"/>
    </style:style>
    <style:style style:name="T20" style:family="text">
      <style:text-properties officeooo:rsid="018f233d"/>
    </style:style>
    <style:style style:name="T21" style:family="text">
      <style:text-properties officeooo:rsid="0190d122"/>
    </style:style>
    <style:style style:name="T22" style:family="text">
      <style:text-properties officeooo:rsid="019cbb26"/>
    </style:style>
    <style:style style:name="T23" style:family="text">
      <style:text-properties officeooo:rsid="0195341a"/>
    </style:style>
    <style:style style:name="T24" style:family="text">
      <style:text-properties officeooo:rsid="019c4e40"/>
    </style:style>
    <style:style style:name="T25" style:family="text">
      <style:text-properties officeooo:rsid="01888982"/>
    </style:style>
    <style:style style:name="T26" style:family="text">
      <style:text-properties officeooo:rsid="018b404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 text:is-list-header="true"><text:span text:style-name="T15">Concept concerning Yad sarah robotics</text:span></text:h>
      <text:h text:style-name="P14" text:outline-level="2">Content</text:h>
      <text:list text:style-name="L10">
        <text:list-item>
          <text:p text:style-name="P37">Wild collection</text:p>
        </text:list-item>
        <text:list-item>
          <text:p text:style-name="P37">chatgpt answers and articles</text:p>
        </text:list-item>
        <text:list-item>
          <text:p text:style-name="P38">approximate structure of presentation</text:p>
        </text:list-item>
      </text:list>
      <text:h text:style-name="Heading_20_2" text:outline-level="2">Wild collection</text:h>
      <text:p text:style-name="P17">Dilemmas in robotics development</text:p>
      <text:list text:style-name="L3">
        <text:list-item>
          <text:p text:style-name="P19"><text:span text:style-name="T16">k1: technologies that create harm (despite initially good intention)</text:span></text:p>
        </text:list-item>
      </text:list>
      <text:p text:style-name="P17"/>
      <text:p text:style-name="P17">0000000000000000000000000000000000000000000000000000000000000000000000000000</text:p>
      <text:p text:style-name="P17">[k1]</text:p>
      <text:p text:style-name="P17"/>
      <text:list text:style-name="L7">
        <text:list-item>
          <text:p text:style-name="P15">principle: because desire for profit technology that initially was intended to be beneficial becomes harmful </text:p>
        </text:list-item>
      </text:list>
      <text:p text:style-name="P21">xxxxxxxxxxxxxxxxxxxxxxxxxxxxxxxxxxxxxxxxxxxxxxxxxxxxxxxxxxxxxxxxxxxxxxxxxx</text:p>
      <text:p text:style-name="P21">[<text:span text:style-name="T16">example: facebook</text:span>]</text:p>
      <text:list xml:id="list123424077149552" text:continue-numbering="true" text:style-name="L7">
        <text:list-item>
          <text:list>
            <text:list-header>
              <text:p text:style-name="P16"/>
            </text:list-header>
            <text:list-item>
              <text:p text:style-name="P16">initial inte<text:span text:style-name="T17">ntion: connect people</text:span></text:p>
            </text:list-item>
            <text:list-item>
              <text:p text:style-name="P22">reality: creates addiction ... disconnects people from themselves and others</text:p>
            </text:list-item>
            <text:list-item>
              <text:p text:style-name="P22">why: <text:span text:style-name="T18">to increase revenue</text:span> <text:span text:style-name="T18">facebook needs to</text:span> increase <text:span text:style-name="T18">screen</text:span>time </text:p>
              <text:list>
                <text:list-item>
                  <text:p text:style-name="P23">quote of facebook executive: "<text:span text:style-name="T18">our biggest enemy is sleep</text:span>"</text:p>
                </text:list-item>
              </text:list>
            </text:list-item>
          </text:list>
        </text:list-item>
      </text:list>
      <text:p text:style-name="P26"><text:span text:style-name="T18">xxxxxxxxxxxxxxxxxxxxxxxxxxxxxxxxxxxxxxxxxxxxxxxxxxxxxxxxxxxxxxxxxxxxxxxxxxx</text:span></text:p>
      <text:p text:style-name="P21">[example: pharma company] (which drug to produce)</text:p>
      <text:p text:style-name="P21"/>
      <text:list text:style-name="L8">
        <text:list-item>
          <text:p text:style-name="P20">initial intention: produce drugs to help people ...</text:p>
          <text:p text:style-name="P20"/>
        </text:list-item>
        <text:list-item>
          <text:p text:style-name="P20">... but: desire for profit creates a different reality </text:p>
          <text:p text:style-name="P20"/>
        </text:list-item>
        <text:list-item>
          <text:p text:style-name="P25"><text:span text:style-name="T18">scenario: some</text:span> company needs to choose between production of 2 drugs that will generate same income (per dose). Drug A has no side-effects, while drug B has a side-effect. Now let us assume that the same company is also able to produce and sell the drug C that treats side-effect of drug B. So if it decides to produce drug B, it will also make profit from selling drug C to people who bought drug B. </text:p>
          <text:p text:style-name="P20"/>
        </text:list-item>
        <text:list-item>
          <text:p text:style-name="P20">Which drug will the company choose ?</text:p>
        </text:list-item>
      </text:list>
      <text:list text:continue-list="list123424077149552" text:style-name="L7">
        <text:list-item>
          <text:list>
            <text:list-item>
              <text:list>
                <text:list-header>
                  <text:p text:style-name="P23"/>
                </text:list-header>
              </text:list>
            </text:list-item>
          </text:list>
        </text:list-item>
      </text:list>
      <text:p text:style-name="P18"/>
      <text:h text:style-name="Heading_20_3" text:outline-level="3">00000000000000000000000000000000000000000000000000000</text:h>
      <text:h text:style-name="Heading_20_2" text:outline-level="2">approximate structure of presentation</text:h>
      <text:list text:style-name="L11">
        <text:list-item>
          <text:p text:style-name="P40">in 2024 we are entering new era of robotics</text:p>
          <text:list>
            <text:list-item>
              <text:p text:style-name="P40">examples of recent robots: </text:p>
              <text:list>
                <text:list-item>
                  <text:p text:style-name="P40"><text:soft-page-break/>factory robots (amazon warehouse robot)</text:p>
                </text:list-item>
                <text:list-item>
                  <text:p text:style-name="P40">per<text:span text:style-name="T21">sonal robots </text:span></text:p>
                  <text:list>
                    <text:list-item>
                      <text:p text:style-name="P41">e.g. mobile aloha</text:p>
                    </text:list-item>
                  </text:list>
                </text:list-item>
                <text:list-item>
                  <text:p text:style-name="P42">one more</text:p>
                </text:list-item>
              </text:list>
            </text:list-item>
          </text:list>
        </text:list-item>
        <text:list-item>
          <text:p text:style-name="P43">good intentions of it’s creators, new technology can develop in problematic direction</text:p>
          <text:list>
            <text:list-item>
              <text:p text:style-name="P43">why: because of dilemma between profit and benefit for people.</text:p>
            </text:list-item>
            <text:list-item>
              <text:p text:style-name="P43">examples:</text:p>
              <text:list>
                <text:list-item>
                  <text:p text:style-name="P43">drugs (pharma-companies) … <text:span text:style-name="T22">example with 2 drugs (side-effects)</text:span></text:p>
                </text:list-item>
                <text:list-item>
                  <text:p text:style-name="P43"><text:span text:style-name="T22">[opt] </text:span>facebook</text:p>
                </text:list-item>
              </text:list>
            </text:list-item>
          </text:list>
        </text:list-item>
        <text:list-item>
          <text:p text:style-name="P44">from now on, everything that I’m going to tell is an<text:span text:style-name="T3"> idea that is still in development</text:span> ...</text:p>
        </text:list-item>
        <text:list-item>
          <text:p text:style-name="P43">why YS wants to be involved in robotics development ?</text:p>
          <text:list>
            <text:list-item>
              <text:p text:style-name="P43"><text:span text:style-name="T3">YS is different from private companies</text:span> … because only interested in benefit for people (no interest in profit)</text:p>
            </text:list-item>
            <text:list-item>
              <text:p text:style-name="P45">threfore YS could influence the robotics <text:span text:style-name="T23">domain to move in this direction (be more focused on benefit for human)</text:span></text:p>
              <text:list>
                <text:list-item>
                  <text:p text:style-name="P46">how ? </text:p>
                </text:list-item>
                <text:list-item>
                  <text:p text:style-name="P46">By creating some robot that implements certain principles</text:p>
                </text:list-item>
                <text:list-item>
                  <text:p text:style-name="P46">e.g.: principle of reducing potential harm, beyond common safety standards</text:p>
                </text:list-item>
                <text:list-item>
                  <text:p text:style-name="P46">example ? Maybe robot that will no obey harmful instructions.</text:p>
                </text:list-item>
              </text:list>
            </text:list-item>
            <text:list-item>
              <text:p text:style-name="P45">examples from YS history: how YS already influenced some technological field ?</text:p>
            </text:list-item>
          </text:list>
        </text:list-item>
        <text:list-item>
          <text:p text:style-name="P47">why <text:span text:style-name="T24">you</text:span> <text:span text:style-name="T24">might </text:span>want to cooperate <text:span text:style-name="T24">with us</text:span>:</text:p>
          <text:list>
            <text:list-item>
              <text:p text:style-name="P42"><text:span text:style-name="T3">YS vision: help people’s<text:tab/></text:span></text:p>
            </text:list-item>
            <text:list-item>
              <text:p text:style-name="P48">Y<text:span text:style-name="T25">S</text:span> can bring robots to people’s homes</text:p>
            </text:list-item>
            <text:list-item>
              <text:p text:style-name="P49">Y<text:span text:style-name="T25">S</text:span> can <text:span text:style-name="T3">facilitate </text:span><text:span text:style-name="T4">transition between research, production </text:span><text:span text:style-name="T5">and distribution</text:span></text:p>
              <text:list>
                <text:list-item>
                  <text:p text:style-name="P40">through ...</text:p>
                  <text:list>
                    <text:list-item>
                      <text:p text:style-name="P40"><text:span text:style-name="T26">YS </text:span>connections to influential people </text:p>
                      <text:list>
                        <text:list-item>
                          <text:p text:style-name="P40"><text:span text:style-name="T22">from industry (eg. )</text:span></text:p>
                        </text:list-item>
                        <text:list-item>
                          <text:p text:style-name="P40"><text:span text:style-name="T22">from universities and research labs</text:span> </text:p>
                        </text:list-item>
                      </text:list>
                    </text:list-item>
                    <text:list-item>
                      <text:p text:style-name="P40"><text:span text:style-name="T26">YS </text:span>ability to put robots into people’s homes</text:p>
                    </text:list-item>
                  </text:list>
                </text:list-item>
              </text:list>
            </text:list-item>
            <text:list-item>
              <text:p text:style-name="P39">YS might be<text:span text:style-name="T3"> </text:span><text:span text:style-name="T6">great</text:span><text:span text:style-name="T3"> environment for students </text:span></text:p>
              <text:list>
                <text:list-item>
                  <text:p text:style-name="P39">students wi<text:span text:style-name="T20">ll flourish because of working on device that will help people</text:span></text:p>
                </text:list-item>
              </text:list>
            </text:list-item>
          </text:list>
        </text:list-item>
      </text:list>
      <text:p text:style-name="P27"><text:soft-page-break/>000000000000000000000000000000000000000000000000000000000000000000000000000000000000000</text:p>
      <text:h text:style-name="Heading_20_3" text:outline-level="3">Chatgpt answers and articles</text:h>
      <text:p text:style-name="P17">000000000000000000000000000000000000000000000000000000000000000000000000000<text:span text:style-name="T19">000000000000</text:span></text:p>
      <text:p text:style-name="P17">[robotics dilemmas chatgpt answer]</text:p>
      <text:p text:style-name="P24"/>
      <text:p text:style-name="P32">Yes, similar dilemmas can exist in the domain of robotics, especially as the field continues to evolve and intersect with various aspects of daily life, including work, healthcare, and personal assistance. Some of the dilemmas in robotics that parallel the ethical and economic considerations in pharmaceuticals include:</text:p>
      <text:list text:style-name="L9">
        <text:list-item>
          <text:p text:style-name="P34"><text:span text:style-name="Strong_20_Emphasis"><text:span text:style-name="T14">Profit vs. Safety</text:span></text:span><text:span text:style-name="T14">: Companies developing robots might face dilemmas between maximizing profits and ensuring the safety and reliability of their products. For example, a company might have the option to release a robot with known limitations or safety concerns more quickly to gain market share and profit, or to spend more time and resources to address these issues before release.</text:span></text:p>
        </text:list-item>
        <text:list-item>
          <text:p text:style-name="P34"><text:span text:style-name="Strong_20_Emphasis"><text:span text:style-name="T14">Obsolescence and Upgrades</text:span></text:span><text:span text:style-name="T14">: Robotics companies could design robots that are deliberately difficult to upgrade or repair, compelling consumers to purchase new models. This practice, known as planned obsolescence, can maximize profit but raises ethical concerns about wastefulness and consumer exploitation.</text:span></text:p>
        </text:list-item>
        <text:list-item>
          <text:p text:style-name="P34"><text:span text:style-name="Strong_20_Emphasis"><text:span text:style-name="T14">Dependency Creation</text:span></text:span><text:span text:style-name="T14">: Companies might develop robots that perform tasks so efficiently that users become overly dependent on them, potentially leading to loss of skills or autonomy. The dilemma arises when a company can profit from creating and then addressing this dependency, for instance, by selling additional features or services that make the robot even more indispensable.</text:span></text:p>
        </text:list-item>
        <text:list-item>
          <text:p text:style-name="P34"><text:span text:style-name="Strong_20_Emphasis"><text:span text:style-name="T14">Data Privacy and Surveillance</text:span></text:span><text:span text:style-name="T14">: Robots, especially those integrated into personal or home use, can collect vast amounts of data about users. Companies might face the dilemma of profiting from this data through analysis, sale, or targeted advertising, versus respecting user privacy and data protection norms.</text:span></text:p>
        </text:list-item>
        <text:list-item>
          <text:p text:style-name="P34"><text:span text:style-name="Strong_20_Emphasis"><text:span text:style-name="T14">Ethical and Social Impacts</text:span></text:span><text:span text:style-name="T14">: Robotics companies may also grapple with the broader ethical and social impacts of their products. For instance, robots that replace human jobs could improve efficiency and reduce costs but also contribute to unemployment and economic disparity. Companies must navigate the dilemma between pursuing technological advancements and considering their societal implications.</text:span></text:p>
        </text:list-item>
        <text:list-item>
          <text:p text:style-name="P34"><text:span text:style-name="Strong_20_Emphasis"><text:span text:style-name="T14">Bias and Fairness</text:span></text:span><text:span text:style-name="T14">: The development of autonomous or semi-autonomous robots involves programming that can inadvertently encode biases. Companies might need to choose between the faster, cheaper development of robots using existing datasets that might contain biases, and the more expensive, time-consuming effort to ensure fairness and neutrality in robotic decisions.</text:span></text:p>
        </text:list-item>
        <text:list-item>
          <text:p text:style-name="P34"><text:soft-page-break/><text:span text:style-name="Strong_20_Emphasis"><text:span text:style-name="T14">Military and Surveillance Use</text:span></text:span><text:span text:style-name="T14">: Robotics companies might face dilemmas related to the development and sale of robots for military, surveillance, or law enforcement purposes. While such contracts can be lucrative, they raise ethical concerns about the application of robotics in conflict, surveillance, and the potential for harm.</text:span></text:p>
        </text:list-item>
      </text:list>
      <text:p text:style-name="P33">In each of these scenarios, robotics companies must weigh the pursuit of profit and innovation against ethical considerations, societal impacts, and the long-term implications of their technologies on users and communities.</text:p>
      <text:p text:style-name="P35">0000000000000000000000000000000000000000000000000000000000000000000000000000000000</text:p>
      <text:p text:style-name="P36">[corporate greed and benefit for humans]</text:p>
      <text:p text:style-name="P36"><text:line-break/>The phenomenon you're describing doesn't seem to have a widely recognized specific term, but it closely relates to several broader concepts within business ethics and corporate behavior. One relevant concept is the prioritization of short-term profits over long-term value and ethical considerations, often criticized under discussions of corporate greed. This is part of a larger debate about the role of businesses in society and their responsibilities beyond just making money for shareholders.</text:p>
      <text:p text:style-name="P10">Harvard Business School's insights on business ethics emphasize the importance of considering the wider impact of business decisions, not just the immediate financial returns. Ethical business practices involve considering the effects of actions on all stakeholders, including customers, employees, and the broader society, and striving for a balance between profit, people, and the planet, known as the triple bottom line​<text:span text:style-name="T14"> (</text:span><text:a xlink:type="simple" xlink:href="https://online.hbs.edu/blog/post/business-ethics" office:target-frame-name="_blank" xlink:show="new" text:style-name="Internet_20_link" text:visited-style-name="Visited_20_Internet_20_Link"><text:span text:style-name="T14">HBS Online</text:span></text:a><text:span text:style-name="T14">)</text:span>​.</text:p>
      <text:p text:style-name="P10">Another related discussion is the critique of the Friedman Doctrine, which has traditionally held that a company's sole responsibility is to increase its profits. However, this view is increasingly challenged by demands for corporate social responsibility (CSR), where businesses are expected to act ethically and contribute positively to society, which includes not exploiting customers or employees for profit maximization​<text:span text:style-name="T14"> (</text:span><text:a xlink:type="simple" xlink:href="https://business.gmu.edu/news/2021-12/how-can-companies-balance-profits-social-responsibility" office:target-frame-name="_blank" xlink:show="new" text:style-name="Internet_20_link" text:visited-style-name="Visited_20_Internet_20_Link"><text:span text:style-name="T14">Costello College of Business</text:span></text:a><text:span text:style-name="T14">)</text:span>​.</text:p>
      <text:p text:style-name="P10">Furthermore, companies prioritizing profit over people can face numerous negative consequences, including diminished employee morale, reduced creativity and collaboration, ethical blind spots, higher employee turnover, and increased customer churn. These factors not only affect the company's immediate bottom line but can also jeopardize its long-term success and reputation​<text:span text:style-name="T14"> (</text:span><text:a xlink:type="simple" xlink:href="https://escalon.services/blog/profit-over-people/" office:target-frame-name="_blank" xlink:show="new" text:style-name="Internet_20_link" text:visited-style-name="Visited_20_Internet_20_Link"><text:span text:style-name="T14">Escalon</text:span></text:a><text:span text:style-name="T14">)</text:span>​.</text:p>
      <text:p text:style-name="P10">While the exact term for the phenomenon you described isn't clearly defined, it's evident that there's a growing discourse around the need for businesses to balance profit-making with ethical practices and social responsibility.</text:p>
      <text:p text:style-name="P35"/>
      <text:p text:style-name="P35">0000000000000000000000000000000000000000000000000000000000000000000000000000000000000</text:p>
      <text:h text:style-name="Heading_20_3" text:outline-level="3">References</text:h>
      <text:p text:style-name="P8">[1] <text:span text:style-name="T15">dd</text:span></text:p>
      <text:p text:style-name="P9"><text:soft-page-break/>[2] <text:span text:style-name="T15">dd</text:span></text:p>
      <text:p text:style-name="P5"/>
      <text:p text:style-name="P3"/>
      <text:p text:style-name="P1"/>
      <text:h text:style-name="P1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fo:text-align="start" style:text-autospace="ideograph-alpha" style:line-break="strict" loext:tab-stop-distance="0in" style:font-independent-line-spacing="false">
        <style:tab-stops/>
      </style:paragraph-properties>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tab-stop-distance="0.2835in" style:writing-mode="lr-tb"/>
      <style:text-properties fo:color="#000000" loext:opacity="1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month/>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9DT10H44M15S</meta:editing-duration>
    <meta:editing-cycles>110</meta:editing-cycles>
    <meta:generator>LibreOffice/24.2.1.2$Windows_X86_64 LibreOffice_project/db4def46b0453cc22e2d0305797cf981b68ef5ac</meta:generator>
    <meta:creation-date>2023-04-10T12:26:48.464431288</meta:creation-date>
    <dc:date>2024-04-10T12:34:23.799000000</dc:date>
    <meta:print-date>2023-09-15T11:52:18.640581729</meta:print-date>
    <meta:document-statistic meta:table-count="0" meta:image-count="0" meta:object-count="0" meta:page-count="5" meta:paragraph-count="85" meta:word-count="1213" meta:character-count="8513" meta:non-whitespace-character-count="7361"/>
  </office:meta>
</office:document-meta>
</file>